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66" draw:textarea-horizontal-align="center" draw:textarea-vertical-align="middle"/>
    </style:style>
    <style:style style:name="gr9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5cm" fo:min-width="0.2cm"/>
    </style:style>
    <style:style style:name="gr12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1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fo:font-size="5pt" style:font-size-asian="6pt" style:font-size-complex="6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text-position="super 58%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0.6cm" svg:height="0.6cm" svg:x="19.804cm" svg:y="14.2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99cm" svg:height="0.6cm" svg:x="20.397cm" svg:y="14.204cm">
          <text:p text:style-name="P1">Write Data[15:8]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4.8cm" svg:y="3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5.4cm" svg:y="3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6cm" svg:height="0.6cm" svg:x="6cm" svg:y="3.6cm">
          <text:p text:style-name="P2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5cm" svg:height="0.6cm" svg:x="2.23cm" svg:y="3cm">
          <text:list text:style-name="L1">
            <text:list-item>
              <text:p text:style-name="P2"><text:span text:style-name="T2"><text:s/></text:span><text:span text:style-name="T3">8-bit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0.6cm" svg:x="9.7cm" svg:y="3.6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4.8cm" svg:y="5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5.4cm" svg:y="5.6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6cm" svg:height="0.6cm" svg:x="6cm" svg:y="5.6cm">
          <text:p text:style-name="P2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0.6cm" svg:x="9.7cm" svg:y="5.6cm">
          <text:p text:style-name="P2"><text:span text:style-name="T1">Data[7:0]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0.6cm" svg:x="14.6cm" svg:y="5.6cm">
          <text:p text:style-name="P2"><text:span text:style-name="T1">Data[15:8]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5cm" svg:height="0.6cm" svg:x="3.44cm" svg:y="5.6cm">
          <text:p text:style-name="P2"><text:span text:style-name="T1">Host TX: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5cm" svg:height="0.6cm" svg:x="3.44cm" svg:y="6.4cm">
          <text:p text:style-name="P2"><text:span text:style-name="T1">Host RX: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5cm" svg:height="0.6cm" svg:x="3.44cm" svg:y="3.6cm">
          <text:p text:style-name="P2"><text:span text:style-name="T1">Host TX: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5cm" svg:height="0.6cm" svg:x="3.44cm" svg:y="4.4cm">
          <text:p text:style-name="P2"><text:span text:style-name="T1">Host RX: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5cm" svg:height="0.6cm" svg:x="2.31cm" svg:y="5.055cm">
          <text:list text:style-name="L1">
            <text:list-item>
              <text:p text:style-name="P2"><text:span text:style-name="T2"><text:s/></text:span><text:span text:style-name="T3">16-bit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9.002cm" svg:y="10.7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01cm" svg:height="0.6cm" svg:x="4.201cm" svg:y="10.702cm">
          <text:p text:style-name="P1">oMSP core Addres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cm" svg:height="0.6cm" svg:x="3.602cm" svg:y="10.702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3.851cm" svg:y1="11.702cm" svg:x2="3.001cm" svg:y2="11.702cm">
          <text:p/>
        </draw:line>
        <draw:line draw:style-name="gr8" draw:text-style-name="P2" draw:layer="layout" svg:x1="4.211cm" svg:y1="11.302cm" svg:x2="3.611cm" svg:y2="11.302cm">
          <text:p/>
        </draw:line>
        <draw:custom-shape draw:style-name="gr9" draw:text-style-name="P1" draw:layer="layout" svg:width="0.6cm" svg:height="0.6cm" svg:x="8.402cm" svg:y="10.702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099cm" svg:height="0.489cm" svg:x="3.426cm" svg:y="10.75cm">
          <draw:text-box>
            <text:p><text:span text:style-name="T4">Start</text:span></text:p>
          </draw:text-box>
        </draw:frame>
        <draw:frame draw:style-name="gr10" draw:text-style-name="P5" draw:layer="layout" svg:width="0.951cm" svg:height="0.489cm" svg:x="8.853cm" svg:y="10.751cm">
          <draw:text-box>
            <text:p><text:span text:style-name="T4">ACK</text:span></text:p>
          </draw:text-box>
        </draw:frame>
        <draw:frame draw:style-name="gr10" draw:text-style-name="P5" draw:layer="layout" svg:width="1.024cm" svg:height="0.489cm" svg:x="2.407cm" svg:y="12.255cm">
          <draw:text-box>
            <text:p><text:span text:style-name="T4">SCL</text:span></text:p>
          </draw:text-box>
        </draw:frame>
        <draw:frame draw:style-name="gr11" draw:text-style-name="P5" draw:layer="layout" svg:width="1.05cm" svg:height="0.489cm" svg:x="2.401cm" svg:y="11.642cm">
          <draw:text-box>
            <text:p><text:span text:style-name="T4">SDA</text:span></text:p>
          </draw:text-box>
        </draw:frame>
        <draw:frame draw:style-name="gr10" draw:text-style-name="P6" draw:layer="layout" svg:width="1.024cm" svg:height="0.45cm" svg:x="4.087cm" svg:y="10.327cm">
          <draw:text-box>
            <text:p text:style-name="P6">MSB</text:p>
          </draw:text-box>
        </draw:frame>
        <draw:frame draw:style-name="gr10" draw:text-style-name="P6" draw:layer="layout" svg:width="1.074cm" svg:height="0.45cm" svg:x="7.7cm" svg:y="10.328cm">
          <draw:text-box>
            <text:p text:style-name="P6">LSB</text:p>
          </draw:text-box>
        </draw:frame>
        <draw:frame draw:style-name="gr10" draw:text-style-name="P5" draw:layer="layout" svg:width="0.951cm" svg:height="0.489cm" svg:x="8.254cm" svg:y="10.756cm">
          <draw:text-box>
            <text:p><text:span text:style-name="T4">WR</text:span></text:p>
          </draw:text-box>
        </draw:frame>
        <draw:custom-shape draw:style-name="gr2" draw:text-style-name="P1" draw:layer="layout" svg:width="4.799cm" svg:height="0.6cm" svg:x="9.602cm" svg:y="10.702cm">
          <text:p text:style-name="P1">Command Frame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074cm" svg:height="0.45cm" svg:x="13.677cm" svg:y="10.328cm">
          <draw:text-box>
            <text:p text:style-name="P6">LSB</text:p>
          </draw:text-box>
        </draw:frame>
        <draw:frame draw:style-name="gr10" draw:text-style-name="P6" draw:layer="layout" svg:width="1.049cm" svg:height="0.45cm" svg:x="9.452cm" svg:y="10.328cm">
          <draw:text-box>
            <text:p text:style-name="P6">MSB</text:p>
          </draw:text-box>
        </draw:frame>
        <draw:custom-shape draw:style-name="gr1" draw:text-style-name="P1" draw:layer="layout" svg:width="0.6cm" svg:height="0.6cm" svg:x="14.402cm" svg:y="10.702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951cm" svg:height="0.489cm" svg:x="14.23cm" svg:y="10.752cm">
          <draw:text-box>
            <text:p><text:span text:style-name="T4">ACK</text:span></text:p>
          </draw:text-box>
        </draw:frame>
        <draw:frame draw:style-name="gr11" draw:text-style-name="P5" draw:layer="layout" svg:width="1.05cm" svg:height="0.496cm" svg:x="2.401cm" svg:y="10.771cm">
          <draw:text-box>
            <text:p><text:span text:style-name="T4">I</text:span><text:span text:style-name="T5">2</text:span><text:span text:style-name="T4">C</text:span></text:p>
          </draw:text-box>
        </draw:frame>
        <draw:line draw:style-name="gr7" draw:text-style-name="P2" draw:layer="layout" svg:x1="4.101cm" svg:y1="12.302cm" svg:x2="3.001cm" svg:y2="12.302cm">
          <text:p/>
        </draw:line>
        <draw:line draw:style-name="gr7" draw:text-style-name="P2" draw:layer="layout" svg:x1="3.851cm" svg:y1="11.702cm" svg:x2="3.851cm" svg:y2="12.102cm">
          <text:p/>
        </draw:line>
        <draw:line draw:style-name="gr7" draw:text-style-name="P2" draw:layer="layout" svg:x1="4.301cm" svg:y1="12.102cm" svg:x2="3.851cm" svg:y2="12.101cm">
          <text:p/>
        </draw:line>
        <draw:line draw:style-name="gr7" draw:text-style-name="P2" draw:layer="layout" svg:x1="4.105cm" svg:y1="12.302cm" svg:x2="4.105cm" svg:y2="12.702cm">
          <text:p/>
        </draw:line>
        <draw:line draw:style-name="gr7" draw:text-style-name="P2" draw:layer="layout" svg:x1="4.401cm" svg:y1="12.702cm" svg:x2="4.101cm" svg:y2="12.702cm">
          <text:p/>
        </draw:line>
        <draw:line draw:style-name="gr7" draw:text-style-name="P2" draw:layer="layout" svg:x1="4.401cm" svg:y1="12.702cm" svg:x2="4.401cm" svg:y2="12.302cm">
          <text:p/>
        </draw:line>
        <draw:line draw:style-name="gr7" draw:text-style-name="P2" draw:layer="layout" svg:x1="4.601cm" svg:y1="12.302cm" svg:x2="4.401cm" svg:y2="12.302cm">
          <text:p/>
        </draw:line>
        <draw:line draw:style-name="gr7" draw:text-style-name="P2" draw:layer="layout" svg:x1="4.601cm" svg:y1="12.302cm" svg:x2="4.601cm" svg:y2="12.702cm">
          <text:p/>
        </draw:line>
        <draw:line draw:style-name="gr7" draw:text-style-name="P2" draw:layer="layout" svg:x1="5.001cm" svg:y1="12.702cm" svg:x2="4.601cm" svg:y2="12.702cm">
          <text:p/>
        </draw:line>
        <draw:line draw:style-name="gr7" draw:text-style-name="P2" draw:layer="layout" svg:x1="5.001cm" svg:y1="12.702cm" svg:x2="5.001cm" svg:y2="12.302cm">
          <text:p/>
        </draw:line>
        <draw:line draw:style-name="gr7" draw:text-style-name="P2" draw:layer="layout" svg:x1="5.201cm" svg:y1="12.302cm" svg:x2="5.001cm" svg:y2="12.302cm">
          <text:p/>
        </draw:line>
        <draw:line draw:style-name="gr7" draw:text-style-name="P2" draw:layer="layout" svg:x1="5.201cm" svg:y1="12.302cm" svg:x2="5.201cm" svg:y2="12.702cm">
          <text:p/>
        </draw:line>
        <draw:line draw:style-name="gr7" draw:text-style-name="P2" draw:layer="layout" svg:x1="5.601cm" svg:y1="12.702cm" svg:x2="5.201cm" svg:y2="12.702cm">
          <text:p/>
        </draw:line>
        <draw:line draw:style-name="gr7" draw:text-style-name="P2" draw:layer="layout" svg:x1="5.601cm" svg:y1="12.702cm" svg:x2="5.601cm" svg:y2="12.302cm">
          <text:p/>
        </draw:line>
        <draw:line draw:style-name="gr7" draw:text-style-name="P2" draw:layer="layout" svg:x1="5.801cm" svg:y1="12.302cm" svg:x2="5.601cm" svg:y2="12.302cm">
          <text:p/>
        </draw:line>
        <draw:line draw:style-name="gr7" draw:text-style-name="P2" draw:layer="layout" svg:x1="5.801cm" svg:y1="12.302cm" svg:x2="5.801cm" svg:y2="12.702cm">
          <text:p/>
        </draw:line>
        <draw:line draw:style-name="gr7" draw:text-style-name="P2" draw:layer="layout" svg:x1="6.201cm" svg:y1="12.702cm" svg:x2="5.801cm" svg:y2="12.702cm">
          <text:p/>
        </draw:line>
        <draw:line draw:style-name="gr7" draw:text-style-name="P2" draw:layer="layout" svg:x1="6.201cm" svg:y1="12.702cm" svg:x2="6.201cm" svg:y2="12.302cm">
          <text:p/>
        </draw:line>
        <draw:line draw:style-name="gr7" draw:text-style-name="P2" draw:layer="layout" svg:x1="6.401cm" svg:y1="12.302cm" svg:x2="6.201cm" svg:y2="12.302cm">
          <text:p/>
        </draw:line>
        <draw:line draw:style-name="gr7" draw:text-style-name="P2" draw:layer="layout" svg:x1="6.401cm" svg:y1="12.302cm" svg:x2="6.401cm" svg:y2="12.702cm">
          <text:p/>
        </draw:line>
        <draw:line draw:style-name="gr7" draw:text-style-name="P2" draw:layer="layout" svg:x1="6.801cm" svg:y1="12.702cm" svg:x2="6.401cm" svg:y2="12.702cm">
          <text:p/>
        </draw:line>
        <draw:line draw:style-name="gr7" draw:text-style-name="P2" draw:layer="layout" svg:x1="6.801cm" svg:y1="12.702cm" svg:x2="6.801cm" svg:y2="12.302cm">
          <text:p/>
        </draw:line>
        <draw:line draw:style-name="gr7" draw:text-style-name="P2" draw:layer="layout" svg:x1="7.001cm" svg:y1="12.302cm" svg:x2="6.801cm" svg:y2="12.302cm">
          <text:p/>
        </draw:line>
        <draw:line draw:style-name="gr7" draw:text-style-name="P2" draw:layer="layout" svg:x1="7.001cm" svg:y1="12.302cm" svg:x2="7.001cm" svg:y2="12.702cm">
          <text:p/>
        </draw:line>
        <draw:line draw:style-name="gr7" draw:text-style-name="P2" draw:layer="layout" svg:x1="7.401cm" svg:y1="12.702cm" svg:x2="7.001cm" svg:y2="12.702cm">
          <text:p/>
        </draw:line>
        <draw:line draw:style-name="gr7" draw:text-style-name="P2" draw:layer="layout" svg:x1="7.401cm" svg:y1="12.702cm" svg:x2="7.401cm" svg:y2="12.302cm">
          <text:p/>
        </draw:line>
        <draw:line draw:style-name="gr7" draw:text-style-name="P2" draw:layer="layout" svg:x1="7.601cm" svg:y1="12.302cm" svg:x2="7.401cm" svg:y2="12.302cm">
          <text:p/>
        </draw:line>
        <draw:line draw:style-name="gr7" draw:text-style-name="P2" draw:layer="layout" svg:x1="7.601cm" svg:y1="12.302cm" svg:x2="7.601cm" svg:y2="12.702cm">
          <text:p/>
        </draw:line>
        <draw:line draw:style-name="gr7" draw:text-style-name="P2" draw:layer="layout" svg:x1="8.001cm" svg:y1="12.702cm" svg:x2="7.601cm" svg:y2="12.702cm">
          <text:p/>
        </draw:line>
        <draw:line draw:style-name="gr7" draw:text-style-name="P2" draw:layer="layout" svg:x1="8.001cm" svg:y1="12.702cm" svg:x2="8.001cm" svg:y2="12.302cm">
          <text:p/>
        </draw:line>
        <draw:line draw:style-name="gr7" draw:text-style-name="P2" draw:layer="layout" svg:x1="8.201cm" svg:y1="12.302cm" svg:x2="8.001cm" svg:y2="12.302cm">
          <text:p/>
        </draw:line>
        <draw:line draw:style-name="gr7" draw:text-style-name="P2" draw:layer="layout" svg:x1="8.201cm" svg:y1="12.302cm" svg:x2="8.201cm" svg:y2="12.702cm">
          <text:p/>
        </draw:line>
        <draw:line draw:style-name="gr7" draw:text-style-name="P2" draw:layer="layout" svg:x1="8.601cm" svg:y1="12.702cm" svg:x2="8.201cm" svg:y2="12.702cm">
          <text:p/>
        </draw:line>
        <draw:line draw:style-name="gr7" draw:text-style-name="P2" draw:layer="layout" svg:x1="8.601cm" svg:y1="12.702cm" svg:x2="8.601cm" svg:y2="12.302cm">
          <text:p/>
        </draw:line>
        <draw:line draw:style-name="gr7" draw:text-style-name="P2" draw:layer="layout" svg:x1="8.801cm" svg:y1="12.302cm" svg:x2="8.601cm" svg:y2="12.302cm">
          <text:p/>
        </draw:line>
        <draw:line draw:style-name="gr7" draw:text-style-name="P2" draw:layer="layout" svg:x1="8.801cm" svg:y1="12.302cm" svg:x2="8.801cm" svg:y2="12.702cm">
          <text:p/>
        </draw:line>
        <draw:line draw:style-name="gr7" draw:text-style-name="P2" draw:layer="layout" svg:x1="9.201cm" svg:y1="12.702cm" svg:x2="8.801cm" svg:y2="12.702cm">
          <text:p/>
        </draw:line>
        <draw:line draw:style-name="gr7" draw:text-style-name="P2" draw:layer="layout" svg:x1="9.201cm" svg:y1="12.702cm" svg:x2="9.201cm" svg:y2="12.302cm">
          <text:p/>
        </draw:line>
        <draw:line draw:style-name="gr7" draw:text-style-name="P2" draw:layer="layout" svg:x1="9.401cm" svg:y1="12.302cm" svg:x2="9.201cm" svg:y2="12.302cm">
          <text:p/>
        </draw:line>
        <draw:line draw:style-name="gr7" draw:text-style-name="P2" draw:layer="layout" svg:x1="9.401cm" svg:y1="12.302cm" svg:x2="9.401cm" svg:y2="12.702cm">
          <text:p/>
        </draw:line>
        <draw:line draw:style-name="gr7" draw:text-style-name="P2" draw:layer="layout" svg:x1="9.801cm" svg:y1="12.702cm" svg:x2="9.401cm" svg:y2="12.702cm">
          <text:p/>
        </draw:line>
        <draw:line draw:style-name="gr7" draw:text-style-name="P2" draw:layer="layout" svg:x1="9.801cm" svg:y1="12.702cm" svg:x2="9.801cm" svg:y2="12.302cm">
          <text:p/>
        </draw:line>
        <draw:line draw:style-name="gr7" draw:text-style-name="P2" draw:layer="layout" svg:x1="10.001cm" svg:y1="12.302cm" svg:x2="9.801cm" svg:y2="12.302cm">
          <text:p/>
        </draw:line>
        <draw:line draw:style-name="gr7" draw:text-style-name="P2" draw:layer="layout" svg:x1="10.001cm" svg:y1="12.302cm" svg:x2="10.001cm" svg:y2="12.702cm">
          <text:p/>
        </draw:line>
        <draw:line draw:style-name="gr7" draw:text-style-name="P2" draw:layer="layout" svg:x1="10.401cm" svg:y1="12.702cm" svg:x2="10.001cm" svg:y2="12.702cm">
          <text:p/>
        </draw:line>
        <draw:line draw:style-name="gr7" draw:text-style-name="P2" draw:layer="layout" svg:x1="10.401cm" svg:y1="12.702cm" svg:x2="10.401cm" svg:y2="12.302cm">
          <text:p/>
        </draw:line>
        <draw:line draw:style-name="gr7" draw:text-style-name="P2" draw:layer="layout" svg:x1="10.601cm" svg:y1="12.302cm" svg:x2="10.401cm" svg:y2="12.302cm">
          <text:p/>
        </draw:line>
        <draw:line draw:style-name="gr7" draw:text-style-name="P2" draw:layer="layout" svg:x1="10.601cm" svg:y1="12.302cm" svg:x2="10.601cm" svg:y2="12.702cm">
          <text:p/>
        </draw:line>
        <draw:line draw:style-name="gr7" draw:text-style-name="P2" draw:layer="layout" svg:x1="11.001cm" svg:y1="12.702cm" svg:x2="10.601cm" svg:y2="12.702cm">
          <text:p/>
        </draw:line>
        <draw:line draw:style-name="gr7" draw:text-style-name="P2" draw:layer="layout" svg:x1="11.001cm" svg:y1="12.702cm" svg:x2="11.001cm" svg:y2="12.302cm">
          <text:p/>
        </draw:line>
        <draw:line draw:style-name="gr7" draw:text-style-name="P2" draw:layer="layout" svg:x1="11.201cm" svg:y1="12.302cm" svg:x2="11.001cm" svg:y2="12.302cm">
          <text:p/>
        </draw:line>
        <draw:line draw:style-name="gr7" draw:text-style-name="P2" draw:layer="layout" svg:x1="11.201cm" svg:y1="12.302cm" svg:x2="11.201cm" svg:y2="12.702cm">
          <text:p/>
        </draw:line>
        <draw:line draw:style-name="gr7" draw:text-style-name="P2" draw:layer="layout" svg:x1="11.601cm" svg:y1="12.702cm" svg:x2="11.201cm" svg:y2="12.702cm">
          <text:p/>
        </draw:line>
        <draw:line draw:style-name="gr7" draw:text-style-name="P2" draw:layer="layout" svg:x1="11.601cm" svg:y1="12.702cm" svg:x2="11.601cm" svg:y2="12.302cm">
          <text:p/>
        </draw:line>
        <draw:line draw:style-name="gr7" draw:text-style-name="P2" draw:layer="layout" svg:x1="11.801cm" svg:y1="12.302cm" svg:x2="11.601cm" svg:y2="12.302cm">
          <text:p/>
        </draw:line>
        <draw:line draw:style-name="gr7" draw:text-style-name="P2" draw:layer="layout" svg:x1="11.801cm" svg:y1="12.302cm" svg:x2="11.801cm" svg:y2="12.702cm">
          <text:p/>
        </draw:line>
        <draw:line draw:style-name="gr7" draw:text-style-name="P2" draw:layer="layout" svg:x1="12.201cm" svg:y1="12.702cm" svg:x2="11.801cm" svg:y2="12.702cm">
          <text:p/>
        </draw:line>
        <draw:line draw:style-name="gr7" draw:text-style-name="P2" draw:layer="layout" svg:x1="12.201cm" svg:y1="12.702cm" svg:x2="12.201cm" svg:y2="12.302cm">
          <text:p/>
        </draw:line>
        <draw:line draw:style-name="gr7" draw:text-style-name="P2" draw:layer="layout" svg:x1="12.401cm" svg:y1="12.302cm" svg:x2="12.201cm" svg:y2="12.302cm">
          <text:p/>
        </draw:line>
        <draw:line draw:style-name="gr7" draw:text-style-name="P2" draw:layer="layout" svg:x1="12.401cm" svg:y1="12.302cm" svg:x2="12.401cm" svg:y2="12.702cm">
          <text:p/>
        </draw:line>
        <draw:line draw:style-name="gr7" draw:text-style-name="P2" draw:layer="layout" svg:x1="12.801cm" svg:y1="12.702cm" svg:x2="12.401cm" svg:y2="12.702cm">
          <text:p/>
        </draw:line>
        <draw:line draw:style-name="gr7" draw:text-style-name="P2" draw:layer="layout" svg:x1="12.801cm" svg:y1="12.702cm" svg:x2="12.801cm" svg:y2="12.302cm">
          <text:p/>
        </draw:line>
        <draw:line draw:style-name="gr7" draw:text-style-name="P2" draw:layer="layout" svg:x1="13.001cm" svg:y1="12.302cm" svg:x2="12.801cm" svg:y2="12.302cm">
          <text:p/>
        </draw:line>
        <draw:line draw:style-name="gr7" draw:text-style-name="P2" draw:layer="layout" svg:x1="13.001cm" svg:y1="12.302cm" svg:x2="13.001cm" svg:y2="12.702cm">
          <text:p/>
        </draw:line>
        <draw:line draw:style-name="gr7" draw:text-style-name="P2" draw:layer="layout" svg:x1="13.401cm" svg:y1="12.702cm" svg:x2="13.001cm" svg:y2="12.702cm">
          <text:p/>
        </draw:line>
        <draw:line draw:style-name="gr7" draw:text-style-name="P2" draw:layer="layout" svg:x1="13.401cm" svg:y1="12.702cm" svg:x2="13.401cm" svg:y2="12.302cm">
          <text:p/>
        </draw:line>
        <draw:line draw:style-name="gr7" draw:text-style-name="P2" draw:layer="layout" svg:x1="13.601cm" svg:y1="12.302cm" svg:x2="13.401cm" svg:y2="12.302cm">
          <text:p/>
        </draw:line>
        <draw:line draw:style-name="gr7" draw:text-style-name="P2" draw:layer="layout" svg:x1="13.601cm" svg:y1="12.302cm" svg:x2="13.601cm" svg:y2="12.702cm">
          <text:p/>
        </draw:line>
        <draw:line draw:style-name="gr7" draw:text-style-name="P2" draw:layer="layout" svg:x1="14.001cm" svg:y1="12.702cm" svg:x2="13.601cm" svg:y2="12.702cm">
          <text:p/>
        </draw:line>
        <draw:line draw:style-name="gr7" draw:text-style-name="P2" draw:layer="layout" svg:x1="14.001cm" svg:y1="12.702cm" svg:x2="14.001cm" svg:y2="12.302cm">
          <text:p/>
        </draw:line>
        <draw:line draw:style-name="gr7" draw:text-style-name="P2" draw:layer="layout" svg:x1="14.201cm" svg:y1="12.302cm" svg:x2="14.001cm" svg:y2="12.302cm">
          <text:p/>
        </draw:line>
        <draw:line draw:style-name="gr7" draw:text-style-name="P2" draw:layer="layout" svg:x1="14.201cm" svg:y1="12.302cm" svg:x2="14.201cm" svg:y2="12.702cm">
          <text:p/>
        </draw:line>
        <draw:line draw:style-name="gr7" draw:text-style-name="P2" draw:layer="layout" svg:x1="14.601cm" svg:y1="12.702cm" svg:x2="14.201cm" svg:y2="12.702cm">
          <text:p/>
        </draw:line>
        <draw:line draw:style-name="gr7" draw:text-style-name="P2" draw:layer="layout" svg:x1="14.601cm" svg:y1="12.702cm" svg:x2="14.601cm" svg:y2="12.302cm">
          <text:p/>
        </draw:line>
        <draw:line draw:style-name="gr7" draw:text-style-name="P2" draw:layer="layout" svg:x1="14.801cm" svg:y1="12.302cm" svg:x2="14.601cm" svg:y2="12.302cm">
          <text:p/>
        </draw:line>
        <draw:line draw:style-name="gr7" draw:text-style-name="P2" draw:layer="layout" svg:x1="14.801cm" svg:y1="12.302cm" svg:x2="14.801cm" svg:y2="12.702cm">
          <text:p/>
        </draw:line>
        <draw:line draw:style-name="gr7" draw:text-style-name="P2" draw:layer="layout" svg:x1="15.2cm" svg:y1="12.7cm" svg:x2="14.8cm" svg:y2="12.7cm">
          <text:p/>
        </draw:line>
        <draw:custom-shape draw:style-name="gr3" draw:text-style-name="P7" draw:layer="layout" svg:width="0.6cm" svg:height="0.4cm" svg:x="4.201cm" svg:y="11.702cm">
          <text:p text:style-name="P7"><text:span text:style-name="T4">A6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4.801cm" svg:y="11.702cm">
          <text:p text:style-name="P7"><text:span text:style-name="T4">A5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5.401cm" svg:y="11.702cm">
          <text:p text:style-name="P7"><text:span text:style-name="T4">A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6.001cm" svg:y="11.702cm">
          <text:p text:style-name="P7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6.601cm" svg:y="11.702cm">
          <text:p text:style-name="P7"><text:span text:style-name="T4">A2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7.201cm" svg:y="11.702cm">
          <text:p text:style-name="P7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7.801cm" svg:y="11.702cm">
          <text:p text:style-name="P7"><text:span text:style-name="T4">A0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5cm" svg:y1="12.1cm" svg:x2="14.351cm" svg:y2="12.101cm">
          <text:p/>
        </draw:line>
        <draw:line draw:style-name="gr7" draw:text-style-name="P2" draw:layer="layout" svg:x1="9.6cm" svg:y1="12.1cm" svg:x2="8.351cm" svg:y2="12.102cm">
          <text:p/>
        </draw:line>
        <draw:custom-shape draw:style-name="gr3" draw:text-style-name="P7" draw:layer="layout" svg:width="3.6cm" svg:height="0.4cm" svg:x="10.801cm" svg:y="11.702cm">
          <text:p text:style-name="P7"><text:span text:style-name="T4">Address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1.401cm" svg:y1="11.701cm" svg:x2="11.401cm" svg:y2="12.101cm">
          <text:p/>
        </draw:line>
        <draw:line draw:style-name="gr12" draw:text-style-name="P2" draw:layer="layout" svg:x1="12.001cm" svg:y1="11.701cm" svg:x2="12.001cm" svg:y2="12.101cm">
          <text:p/>
        </draw:line>
        <draw:line draw:style-name="gr12" draw:text-style-name="P2" draw:layer="layout" svg:x1="12.601cm" svg:y1="11.701cm" svg:x2="12.601cm" svg:y2="12.101cm">
          <text:p/>
        </draw:line>
        <draw:line draw:style-name="gr12" draw:text-style-name="P2" draw:layer="layout" svg:x1="13.201cm" svg:y1="11.701cm" svg:x2="13.201cm" svg:y2="12.101cm">
          <text:p/>
        </draw:line>
        <draw:line draw:style-name="gr12" draw:text-style-name="P2" draw:layer="layout" svg:x1="13.801cm" svg:y1="11.701cm" svg:x2="13.801cm" svg:y2="12.101cm">
          <text:p/>
        </draw:line>
        <draw:custom-shape draw:style-name="gr2" draw:text-style-name="P1" draw:layer="layout" svg:width="4.799cm" svg:height="0.6cm" svg:x="15.003cm" svg:y="10.703cm">
          <text:p text:style-name="P1">Write Data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074cm" svg:height="0.45cm" svg:x="19.078cm" svg:y="10.329cm">
          <draw:text-box>
            <text:p text:style-name="P6">LSB</text:p>
          </draw:text-box>
        </draw:frame>
        <draw:frame draw:style-name="gr10" draw:text-style-name="P6" draw:layer="layout" svg:width="1.049cm" svg:height="0.45cm" svg:x="14.853cm" svg:y="10.329cm">
          <draw:text-box>
            <text:p text:style-name="P6">MSB</text:p>
          </draw:text-box>
        </draw:frame>
        <draw:custom-shape draw:style-name="gr1" draw:text-style-name="P1" draw:layer="layout" svg:width="0.6cm" svg:height="0.6cm" svg:x="19.803cm" svg:y="10.703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12cm" svg:height="0.489cm" svg:x="19.635cm" svg:y="10.753cm">
          <draw:text-box>
            <text:p><text:span text:style-name="T4">ACK</text:span></text:p>
          </draw:text-box>
        </draw:frame>
        <draw:custom-shape draw:style-name="gr13" draw:text-style-name="P1" draw:layer="layout" svg:width="0.6cm" svg:height="0.6cm" svg:x="20.403cm" svg:y="10.703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12cm" svg:height="0.489cm" svg:x="20.248cm" svg:y="10.753cm">
          <draw:text-box>
            <text:p><text:span text:style-name="T4">Stop</text:span></text:p>
          </draw:text-box>
        </draw:frame>
        <draw:line draw:style-name="gr7" draw:text-style-name="P2" draw:layer="layout" svg:x1="15.201cm" svg:y1="12.703cm" svg:x2="15.201cm" svg:y2="12.303cm">
          <text:p/>
        </draw:line>
        <draw:line draw:style-name="gr7" draw:text-style-name="P2" draw:layer="layout" svg:x1="15.401cm" svg:y1="12.303cm" svg:x2="15.201cm" svg:y2="12.303cm">
          <text:p/>
        </draw:line>
        <draw:line draw:style-name="gr7" draw:text-style-name="P2" draw:layer="layout" svg:x1="15.401cm" svg:y1="12.303cm" svg:x2="15.401cm" svg:y2="12.703cm">
          <text:p/>
        </draw:line>
        <draw:line draw:style-name="gr7" draw:text-style-name="P2" draw:layer="layout" svg:x1="15.801cm" svg:y1="12.703cm" svg:x2="15.401cm" svg:y2="12.703cm">
          <text:p/>
        </draw:line>
        <draw:line draw:style-name="gr7" draw:text-style-name="P2" draw:layer="layout" svg:x1="15.801cm" svg:y1="12.703cm" svg:x2="15.801cm" svg:y2="12.303cm">
          <text:p/>
        </draw:line>
        <draw:line draw:style-name="gr7" draw:text-style-name="P2" draw:layer="layout" svg:x1="16.001cm" svg:y1="12.303cm" svg:x2="15.801cm" svg:y2="12.303cm">
          <text:p/>
        </draw:line>
        <draw:line draw:style-name="gr7" draw:text-style-name="P2" draw:layer="layout" svg:x1="16.001cm" svg:y1="12.303cm" svg:x2="16.001cm" svg:y2="12.703cm">
          <text:p/>
        </draw:line>
        <draw:line draw:style-name="gr7" draw:text-style-name="P2" draw:layer="layout" svg:x1="16.401cm" svg:y1="12.703cm" svg:x2="16.001cm" svg:y2="12.703cm">
          <text:p/>
        </draw:line>
        <draw:line draw:style-name="gr7" draw:text-style-name="P2" draw:layer="layout" svg:x1="16.401cm" svg:y1="12.703cm" svg:x2="16.401cm" svg:y2="12.303cm">
          <text:p/>
        </draw:line>
        <draw:line draw:style-name="gr7" draw:text-style-name="P2" draw:layer="layout" svg:x1="16.601cm" svg:y1="12.303cm" svg:x2="16.401cm" svg:y2="12.303cm">
          <text:p/>
        </draw:line>
        <draw:line draw:style-name="gr7" draw:text-style-name="P2" draw:layer="layout" svg:x1="16.601cm" svg:y1="12.303cm" svg:x2="16.601cm" svg:y2="12.703cm">
          <text:p/>
        </draw:line>
        <draw:line draw:style-name="gr7" draw:text-style-name="P2" draw:layer="layout" svg:x1="17.001cm" svg:y1="12.703cm" svg:x2="16.601cm" svg:y2="12.703cm">
          <text:p/>
        </draw:line>
        <draw:line draw:style-name="gr7" draw:text-style-name="P2" draw:layer="layout" svg:x1="17.001cm" svg:y1="12.703cm" svg:x2="17.001cm" svg:y2="12.303cm">
          <text:p/>
        </draw:line>
        <draw:line draw:style-name="gr7" draw:text-style-name="P2" draw:layer="layout" svg:x1="17.201cm" svg:y1="12.303cm" svg:x2="17.001cm" svg:y2="12.303cm">
          <text:p/>
        </draw:line>
        <draw:line draw:style-name="gr7" draw:text-style-name="P2" draw:layer="layout" svg:x1="17.201cm" svg:y1="12.303cm" svg:x2="17.201cm" svg:y2="12.703cm">
          <text:p/>
        </draw:line>
        <draw:line draw:style-name="gr7" draw:text-style-name="P2" draw:layer="layout" svg:x1="17.601cm" svg:y1="12.703cm" svg:x2="17.201cm" svg:y2="12.703cm">
          <text:p/>
        </draw:line>
        <draw:line draw:style-name="gr7" draw:text-style-name="P2" draw:layer="layout" svg:x1="17.601cm" svg:y1="12.703cm" svg:x2="17.601cm" svg:y2="12.303cm">
          <text:p/>
        </draw:line>
        <draw:line draw:style-name="gr7" draw:text-style-name="P2" draw:layer="layout" svg:x1="17.801cm" svg:y1="12.303cm" svg:x2="17.601cm" svg:y2="12.303cm">
          <text:p/>
        </draw:line>
        <draw:line draw:style-name="gr7" draw:text-style-name="P2" draw:layer="layout" svg:x1="17.801cm" svg:y1="12.303cm" svg:x2="17.801cm" svg:y2="12.703cm">
          <text:p/>
        </draw:line>
        <draw:line draw:style-name="gr7" draw:text-style-name="P2" draw:layer="layout" svg:x1="18.201cm" svg:y1="12.703cm" svg:x2="17.801cm" svg:y2="12.703cm">
          <text:p/>
        </draw:line>
        <draw:line draw:style-name="gr7" draw:text-style-name="P2" draw:layer="layout" svg:x1="18.201cm" svg:y1="12.703cm" svg:x2="18.201cm" svg:y2="12.303cm">
          <text:p/>
        </draw:line>
        <draw:line draw:style-name="gr7" draw:text-style-name="P2" draw:layer="layout" svg:x1="18.401cm" svg:y1="12.303cm" svg:x2="18.201cm" svg:y2="12.303cm">
          <text:p/>
        </draw:line>
        <draw:line draw:style-name="gr7" draw:text-style-name="P2" draw:layer="layout" svg:x1="18.401cm" svg:y1="12.303cm" svg:x2="18.401cm" svg:y2="12.703cm">
          <text:p/>
        </draw:line>
        <draw:line draw:style-name="gr7" draw:text-style-name="P2" draw:layer="layout" svg:x1="18.801cm" svg:y1="12.703cm" svg:x2="18.401cm" svg:y2="12.703cm">
          <text:p/>
        </draw:line>
        <draw:line draw:style-name="gr7" draw:text-style-name="P2" draw:layer="layout" svg:x1="18.801cm" svg:y1="12.703cm" svg:x2="18.801cm" svg:y2="12.303cm">
          <text:p/>
        </draw:line>
        <draw:line draw:style-name="gr7" draw:text-style-name="P2" draw:layer="layout" svg:x1="19.001cm" svg:y1="12.303cm" svg:x2="18.801cm" svg:y2="12.303cm">
          <text:p/>
        </draw:line>
        <draw:line draw:style-name="gr7" draw:text-style-name="P2" draw:layer="layout" svg:x1="19.001cm" svg:y1="12.303cm" svg:x2="19.001cm" svg:y2="12.703cm">
          <text:p/>
        </draw:line>
        <draw:line draw:style-name="gr7" draw:text-style-name="P2" draw:layer="layout" svg:x1="19.401cm" svg:y1="12.703cm" svg:x2="19.001cm" svg:y2="12.703cm">
          <text:p/>
        </draw:line>
        <draw:line draw:style-name="gr7" draw:text-style-name="P2" draw:layer="layout" svg:x1="19.401cm" svg:y1="12.703cm" svg:x2="19.401cm" svg:y2="12.303cm">
          <text:p/>
        </draw:line>
        <draw:line draw:style-name="gr7" draw:text-style-name="P2" draw:layer="layout" svg:x1="19.601cm" svg:y1="12.303cm" svg:x2="19.401cm" svg:y2="12.303cm">
          <text:p/>
        </draw:line>
        <draw:line draw:style-name="gr7" draw:text-style-name="P2" draw:layer="layout" svg:x1="19.601cm" svg:y1="12.303cm" svg:x2="19.601cm" svg:y2="12.703cm">
          <text:p/>
        </draw:line>
        <draw:line draw:style-name="gr7" draw:text-style-name="P2" draw:layer="layout" svg:x1="20.001cm" svg:y1="12.703cm" svg:x2="19.601cm" svg:y2="12.703cm">
          <text:p/>
        </draw:line>
        <draw:line draw:style-name="gr7" draw:text-style-name="P2" draw:layer="layout" svg:x1="20.001cm" svg:y1="12.703cm" svg:x2="20.001cm" svg:y2="12.303cm">
          <text:p/>
        </draw:line>
        <draw:line draw:style-name="gr7" draw:text-style-name="P2" draw:layer="layout" svg:x1="20.201cm" svg:y1="12.303cm" svg:x2="20.001cm" svg:y2="12.303cm">
          <text:p/>
        </draw:line>
        <draw:line draw:style-name="gr7" draw:text-style-name="P2" draw:layer="layout" svg:x1="20.201cm" svg:y1="12.303cm" svg:x2="20.201cm" svg:y2="12.703cm">
          <text:p/>
        </draw:line>
        <draw:line draw:style-name="gr7" draw:text-style-name="P2" draw:layer="layout" svg:x1="20.501cm" svg:y1="12.703cm" svg:x2="20.201cm" svg:y2="12.703cm">
          <text:p/>
        </draw:line>
        <draw:line draw:style-name="gr7" draw:text-style-name="P2" draw:layer="layout" svg:x1="9.601cm" svg:y1="12.102cm" svg:x2="9.601cm" svg:y2="11.702cm">
          <text:p/>
        </draw:line>
        <draw:line draw:style-name="gr7" draw:text-style-name="P2" draw:layer="layout" svg:x1="10.801cm" svg:y1="11.7cm" svg:x2="9.6cm" svg:y2="11.7cm">
          <text:p/>
        </draw:line>
        <draw:frame draw:style-name="gr10" draw:text-style-name="P6" draw:layer="layout" svg:width="0.601cm" svg:height="0.45cm" svg:x="9.616cm" svg:y="11.688cm">
          <draw:text-box>
            <text:p text:style-name="P6">1</text:p>
          </draw:text-box>
        </draw:frame>
        <draw:frame draw:style-name="gr10" draw:text-style-name="P6" draw:layer="layout" svg:width="0.601cm" svg:height="0.45cm" svg:x="10.229cm" svg:y="11.688cm">
          <draw:text-box>
            <text:p text:style-name="P6">1</text:p>
          </draw:text-box>
        </draw:frame>
        <draw:custom-shape draw:style-name="gr3" draw:text-style-name="P7" draw:layer="layout" svg:width="0.6cm" svg:height="0.4cm" svg:x="15.601cm" svg:y="11.703cm">
          <text:p text:style-name="P7"><text:span text:style-name="T4">D6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16.201cm" svg:y="11.703cm">
          <text:p text:style-name="P7"><text:span text:style-name="T4">D5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16.801cm" svg:y="11.703cm">
          <text:p text:style-name="P7"><text:span text:style-name="T4">D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17.401cm" svg:y="11.703cm">
          <text:p text:style-name="P7"><text:span text:style-name="T4">D3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18.001cm" svg:y="11.703cm">
          <text:p text:style-name="P7"><text:span text:style-name="T4">D2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18.601cm" svg:y="11.703cm">
          <text:p text:style-name="P7"><text:span text:style-name="T4">D1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19.201cm" svg:y="11.703cm">
          <text:p text:style-name="P7"><text:span text:style-name="T4">D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15.001cm" svg:y="11.703cm">
          <text:p text:style-name="P7"><text:span text:style-name="T4">D7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0.701cm" svg:y1="12.1cm" svg:x2="19.8cm" svg:y2="12.1cm">
          <text:p/>
        </draw:line>
        <draw:line draw:style-name="gr7" draw:text-style-name="P2" draw:layer="layout" svg:x1="20.701cm" svg:y1="12.1cm" svg:x2="20.701cm" svg:y2="11.7cm">
          <text:p/>
        </draw:line>
        <draw:line draw:style-name="gr7" draw:text-style-name="P2" draw:layer="layout" svg:x1="21.201cm" svg:y1="11.7cm" svg:x2="20.701cm" svg:y2="11.7cm">
          <text:p/>
        </draw:line>
        <draw:line draw:style-name="gr7" draw:text-style-name="P2" draw:layer="layout" svg:x1="20.501cm" svg:y1="12.703cm" svg:x2="20.501cm" svg:y2="12.3cm">
          <text:p/>
        </draw:line>
        <draw:line draw:style-name="gr7" draw:text-style-name="P2" draw:layer="layout" svg:x1="21.201cm" svg:y1="12.3cm" svg:x2="20.501cm" svg:y2="12.301cm">
          <text:p/>
        </draw:line>
        <draw:custom-shape draw:style-name="gr1" draw:text-style-name="P1" draw:layer="layout" svg:width="0.6cm" svg:height="0.6cm" svg:x="9.003cm" svg:y="14.2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01cm" svg:height="0.6cm" svg:x="4.202cm" svg:y="14.203cm">
          <text:p text:style-name="P1">oMSP core Addres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cm" svg:height="0.6cm" svg:x="3.603cm" svg:y="14.20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3.852cm" svg:y1="15.203cm" svg:x2="3.002cm" svg:y2="15.203cm">
          <text:p/>
        </draw:line>
        <draw:line draw:style-name="gr8" draw:text-style-name="P2" draw:layer="layout" svg:x1="4.212cm" svg:y1="14.803cm" svg:x2="3.612cm" svg:y2="14.803cm">
          <text:p/>
        </draw:line>
        <draw:custom-shape draw:style-name="gr9" draw:text-style-name="P1" draw:layer="layout" svg:width="0.6cm" svg:height="0.6cm" svg:x="8.403cm" svg:y="14.203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099cm" svg:height="0.489cm" svg:x="3.427cm" svg:y="14.251cm">
          <draw:text-box>
            <text:p><text:span text:style-name="T4">Start</text:span></text:p>
          </draw:text-box>
        </draw:frame>
        <draw:frame draw:style-name="gr10" draw:text-style-name="P5" draw:layer="layout" svg:width="0.951cm" svg:height="0.489cm" svg:x="8.854cm" svg:y="14.252cm">
          <draw:text-box>
            <text:p><text:span text:style-name="T4">ACK</text:span></text:p>
          </draw:text-box>
        </draw:frame>
        <draw:frame draw:style-name="gr10" draw:text-style-name="P5" draw:layer="layout" svg:width="1.024cm" svg:height="0.489cm" svg:x="2.408cm" svg:y="15.756cm">
          <draw:text-box>
            <text:p><text:span text:style-name="T4">SCL</text:span></text:p>
          </draw:text-box>
        </draw:frame>
        <draw:frame draw:style-name="gr11" draw:text-style-name="P5" draw:layer="layout" svg:width="1.05cm" svg:height="0.489cm" svg:x="2.402cm" svg:y="15.143cm">
          <draw:text-box>
            <text:p><text:span text:style-name="T4">SDA</text:span></text:p>
          </draw:text-box>
        </draw:frame>
        <draw:frame draw:style-name="gr10" draw:text-style-name="P6" draw:layer="layout" svg:width="1.024cm" svg:height="0.45cm" svg:x="4.088cm" svg:y="13.828cm">
          <draw:text-box>
            <text:p text:style-name="P6">MSB</text:p>
          </draw:text-box>
        </draw:frame>
        <draw:frame draw:style-name="gr10" draw:text-style-name="P6" draw:layer="layout" svg:width="1.074cm" svg:height="0.45cm" svg:x="7.701cm" svg:y="13.829cm">
          <draw:text-box>
            <text:p text:style-name="P6">LSB</text:p>
          </draw:text-box>
        </draw:frame>
        <draw:frame draw:style-name="gr10" draw:text-style-name="P5" draw:layer="layout" svg:width="0.951cm" svg:height="0.489cm" svg:x="8.255cm" svg:y="14.257cm">
          <draw:text-box>
            <text:p><text:span text:style-name="T4">WR</text:span></text:p>
          </draw:text-box>
        </draw:frame>
        <draw:custom-shape draw:style-name="gr2" draw:text-style-name="P1" draw:layer="layout" svg:width="4.799cm" svg:height="0.6cm" svg:x="9.603cm" svg:y="14.203cm">
          <text:p text:style-name="P1">Command Frame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074cm" svg:height="0.45cm" svg:x="13.678cm" svg:y="13.829cm">
          <draw:text-box>
            <text:p text:style-name="P6">LSB</text:p>
          </draw:text-box>
        </draw:frame>
        <draw:frame draw:style-name="gr10" draw:text-style-name="P6" draw:layer="layout" svg:width="1.049cm" svg:height="0.45cm" svg:x="9.453cm" svg:y="13.829cm">
          <draw:text-box>
            <text:p text:style-name="P6">MSB</text:p>
          </draw:text-box>
        </draw:frame>
        <draw:custom-shape draw:style-name="gr1" draw:text-style-name="P1" draw:layer="layout" svg:width="0.6cm" svg:height="0.6cm" svg:x="14.403cm" svg:y="14.203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951cm" svg:height="0.489cm" svg:x="14.231cm" svg:y="14.253cm">
          <draw:text-box>
            <text:p><text:span text:style-name="T4">ACK</text:span></text:p>
          </draw:text-box>
        </draw:frame>
        <draw:frame draw:style-name="gr11" draw:text-style-name="P5" draw:layer="layout" svg:width="1.05cm" svg:height="0.496cm" svg:x="2.402cm" svg:y="14.272cm">
          <draw:text-box>
            <text:p><text:span text:style-name="T4">I</text:span><text:span text:style-name="T5">2</text:span><text:span text:style-name="T4">C</text:span></text:p>
          </draw:text-box>
        </draw:frame>
        <draw:line draw:style-name="gr7" draw:text-style-name="P2" draw:layer="layout" svg:x1="4.102cm" svg:y1="15.803cm" svg:x2="3.002cm" svg:y2="15.803cm">
          <text:p/>
        </draw:line>
        <draw:line draw:style-name="gr7" draw:text-style-name="P2" draw:layer="layout" svg:x1="3.852cm" svg:y1="15.203cm" svg:x2="3.852cm" svg:y2="15.603cm">
          <text:p/>
        </draw:line>
        <draw:line draw:style-name="gr7" draw:text-style-name="P2" draw:layer="layout" svg:x1="4.302cm" svg:y1="15.603cm" svg:x2="3.852cm" svg:y2="15.602cm">
          <text:p/>
        </draw:line>
        <draw:line draw:style-name="gr7" draw:text-style-name="P2" draw:layer="layout" svg:x1="4.106cm" svg:y1="15.803cm" svg:x2="4.106cm" svg:y2="16.203cm">
          <text:p/>
        </draw:line>
        <draw:line draw:style-name="gr7" draw:text-style-name="P2" draw:layer="layout" svg:x1="4.402cm" svg:y1="16.203cm" svg:x2="4.102cm" svg:y2="16.203cm">
          <text:p/>
        </draw:line>
        <draw:line draw:style-name="gr7" draw:text-style-name="P2" draw:layer="layout" svg:x1="4.402cm" svg:y1="16.203cm" svg:x2="4.402cm" svg:y2="15.803cm">
          <text:p/>
        </draw:line>
        <draw:line draw:style-name="gr7" draw:text-style-name="P2" draw:layer="layout" svg:x1="4.602cm" svg:y1="15.803cm" svg:x2="4.402cm" svg:y2="15.803cm">
          <text:p/>
        </draw:line>
        <draw:line draw:style-name="gr7" draw:text-style-name="P2" draw:layer="layout" svg:x1="4.602cm" svg:y1="15.803cm" svg:x2="4.602cm" svg:y2="16.203cm">
          <text:p/>
        </draw:line>
        <draw:line draw:style-name="gr7" draw:text-style-name="P2" draw:layer="layout" svg:x1="5.002cm" svg:y1="16.203cm" svg:x2="4.602cm" svg:y2="16.203cm">
          <text:p/>
        </draw:line>
        <draw:line draw:style-name="gr7" draw:text-style-name="P2" draw:layer="layout" svg:x1="5.002cm" svg:y1="16.203cm" svg:x2="5.002cm" svg:y2="15.803cm">
          <text:p/>
        </draw:line>
        <draw:line draw:style-name="gr7" draw:text-style-name="P2" draw:layer="layout" svg:x1="5.202cm" svg:y1="15.803cm" svg:x2="5.002cm" svg:y2="15.803cm">
          <text:p/>
        </draw:line>
        <draw:line draw:style-name="gr7" draw:text-style-name="P2" draw:layer="layout" svg:x1="5.202cm" svg:y1="15.803cm" svg:x2="5.202cm" svg:y2="16.203cm">
          <text:p/>
        </draw:line>
        <draw:line draw:style-name="gr7" draw:text-style-name="P2" draw:layer="layout" svg:x1="5.602cm" svg:y1="16.203cm" svg:x2="5.202cm" svg:y2="16.203cm">
          <text:p/>
        </draw:line>
        <draw:line draw:style-name="gr7" draw:text-style-name="P2" draw:layer="layout" svg:x1="5.602cm" svg:y1="16.203cm" svg:x2="5.602cm" svg:y2="15.803cm">
          <text:p/>
        </draw:line>
        <draw:line draw:style-name="gr7" draw:text-style-name="P2" draw:layer="layout" svg:x1="5.802cm" svg:y1="15.803cm" svg:x2="5.602cm" svg:y2="15.803cm">
          <text:p/>
        </draw:line>
        <draw:line draw:style-name="gr7" draw:text-style-name="P2" draw:layer="layout" svg:x1="5.802cm" svg:y1="15.803cm" svg:x2="5.802cm" svg:y2="16.203cm">
          <text:p/>
        </draw:line>
        <draw:line draw:style-name="gr7" draw:text-style-name="P2" draw:layer="layout" svg:x1="6.202cm" svg:y1="16.203cm" svg:x2="5.802cm" svg:y2="16.203cm">
          <text:p/>
        </draw:line>
        <draw:line draw:style-name="gr7" draw:text-style-name="P2" draw:layer="layout" svg:x1="6.202cm" svg:y1="16.203cm" svg:x2="6.202cm" svg:y2="15.803cm">
          <text:p/>
        </draw:line>
        <draw:line draw:style-name="gr7" draw:text-style-name="P2" draw:layer="layout" svg:x1="6.402cm" svg:y1="15.803cm" svg:x2="6.202cm" svg:y2="15.803cm">
          <text:p/>
        </draw:line>
        <draw:line draw:style-name="gr7" draw:text-style-name="P2" draw:layer="layout" svg:x1="6.402cm" svg:y1="15.803cm" svg:x2="6.402cm" svg:y2="16.203cm">
          <text:p/>
        </draw:line>
        <draw:line draw:style-name="gr7" draw:text-style-name="P2" draw:layer="layout" svg:x1="6.802cm" svg:y1="16.203cm" svg:x2="6.402cm" svg:y2="16.203cm">
          <text:p/>
        </draw:line>
        <draw:line draw:style-name="gr7" draw:text-style-name="P2" draw:layer="layout" svg:x1="6.802cm" svg:y1="16.203cm" svg:x2="6.802cm" svg:y2="15.803cm">
          <text:p/>
        </draw:line>
        <draw:line draw:style-name="gr7" draw:text-style-name="P2" draw:layer="layout" svg:x1="7.002cm" svg:y1="15.803cm" svg:x2="6.802cm" svg:y2="15.803cm">
          <text:p/>
        </draw:line>
        <draw:line draw:style-name="gr7" draw:text-style-name="P2" draw:layer="layout" svg:x1="7.002cm" svg:y1="15.803cm" svg:x2="7.002cm" svg:y2="16.203cm">
          <text:p/>
        </draw:line>
        <draw:line draw:style-name="gr7" draw:text-style-name="P2" draw:layer="layout" svg:x1="7.402cm" svg:y1="16.203cm" svg:x2="7.002cm" svg:y2="16.203cm">
          <text:p/>
        </draw:line>
        <draw:line draw:style-name="gr7" draw:text-style-name="P2" draw:layer="layout" svg:x1="7.402cm" svg:y1="16.203cm" svg:x2="7.402cm" svg:y2="15.803cm">
          <text:p/>
        </draw:line>
        <draw:line draw:style-name="gr7" draw:text-style-name="P2" draw:layer="layout" svg:x1="7.602cm" svg:y1="15.803cm" svg:x2="7.402cm" svg:y2="15.803cm">
          <text:p/>
        </draw:line>
        <draw:line draw:style-name="gr7" draw:text-style-name="P2" draw:layer="layout" svg:x1="7.602cm" svg:y1="15.803cm" svg:x2="7.602cm" svg:y2="16.203cm">
          <text:p/>
        </draw:line>
        <draw:line draw:style-name="gr7" draw:text-style-name="P2" draw:layer="layout" svg:x1="8.002cm" svg:y1="16.203cm" svg:x2="7.602cm" svg:y2="16.203cm">
          <text:p/>
        </draw:line>
        <draw:line draw:style-name="gr7" draw:text-style-name="P2" draw:layer="layout" svg:x1="8.002cm" svg:y1="16.203cm" svg:x2="8.002cm" svg:y2="15.803cm">
          <text:p/>
        </draw:line>
        <draw:line draw:style-name="gr7" draw:text-style-name="P2" draw:layer="layout" svg:x1="8.202cm" svg:y1="15.803cm" svg:x2="8.002cm" svg:y2="15.803cm">
          <text:p/>
        </draw:line>
        <draw:line draw:style-name="gr7" draw:text-style-name="P2" draw:layer="layout" svg:x1="8.202cm" svg:y1="15.803cm" svg:x2="8.202cm" svg:y2="16.203cm">
          <text:p/>
        </draw:line>
        <draw:line draw:style-name="gr7" draw:text-style-name="P2" draw:layer="layout" svg:x1="8.602cm" svg:y1="16.203cm" svg:x2="8.202cm" svg:y2="16.203cm">
          <text:p/>
        </draw:line>
        <draw:line draw:style-name="gr7" draw:text-style-name="P2" draw:layer="layout" svg:x1="8.602cm" svg:y1="16.203cm" svg:x2="8.602cm" svg:y2="15.803cm">
          <text:p/>
        </draw:line>
        <draw:line draw:style-name="gr7" draw:text-style-name="P2" draw:layer="layout" svg:x1="8.802cm" svg:y1="15.803cm" svg:x2="8.602cm" svg:y2="15.803cm">
          <text:p/>
        </draw:line>
        <draw:line draw:style-name="gr7" draw:text-style-name="P2" draw:layer="layout" svg:x1="8.802cm" svg:y1="15.803cm" svg:x2="8.802cm" svg:y2="16.203cm">
          <text:p/>
        </draw:line>
        <draw:line draw:style-name="gr7" draw:text-style-name="P2" draw:layer="layout" svg:x1="9.202cm" svg:y1="16.203cm" svg:x2="8.802cm" svg:y2="16.203cm">
          <text:p/>
        </draw:line>
        <draw:line draw:style-name="gr7" draw:text-style-name="P2" draw:layer="layout" svg:x1="9.202cm" svg:y1="16.203cm" svg:x2="9.202cm" svg:y2="15.803cm">
          <text:p/>
        </draw:line>
        <draw:line draw:style-name="gr7" draw:text-style-name="P2" draw:layer="layout" svg:x1="9.402cm" svg:y1="15.803cm" svg:x2="9.202cm" svg:y2="15.803cm">
          <text:p/>
        </draw:line>
        <draw:line draw:style-name="gr7" draw:text-style-name="P2" draw:layer="layout" svg:x1="9.402cm" svg:y1="15.803cm" svg:x2="9.402cm" svg:y2="16.203cm">
          <text:p/>
        </draw:line>
        <draw:line draw:style-name="gr7" draw:text-style-name="P2" draw:layer="layout" svg:x1="9.802cm" svg:y1="16.203cm" svg:x2="9.402cm" svg:y2="16.203cm">
          <text:p/>
        </draw:line>
        <draw:line draw:style-name="gr7" draw:text-style-name="P2" draw:layer="layout" svg:x1="9.802cm" svg:y1="16.203cm" svg:x2="9.802cm" svg:y2="15.803cm">
          <text:p/>
        </draw:line>
        <draw:line draw:style-name="gr7" draw:text-style-name="P2" draw:layer="layout" svg:x1="10.002cm" svg:y1="15.803cm" svg:x2="9.802cm" svg:y2="15.803cm">
          <text:p/>
        </draw:line>
        <draw:line draw:style-name="gr7" draw:text-style-name="P2" draw:layer="layout" svg:x1="10.002cm" svg:y1="15.803cm" svg:x2="10.002cm" svg:y2="16.203cm">
          <text:p/>
        </draw:line>
        <draw:line draw:style-name="gr7" draw:text-style-name="P2" draw:layer="layout" svg:x1="10.402cm" svg:y1="16.203cm" svg:x2="10.002cm" svg:y2="16.203cm">
          <text:p/>
        </draw:line>
        <draw:line draw:style-name="gr7" draw:text-style-name="P2" draw:layer="layout" svg:x1="10.402cm" svg:y1="16.203cm" svg:x2="10.402cm" svg:y2="15.803cm">
          <text:p/>
        </draw:line>
        <draw:line draw:style-name="gr7" draw:text-style-name="P2" draw:layer="layout" svg:x1="10.602cm" svg:y1="15.803cm" svg:x2="10.402cm" svg:y2="15.803cm">
          <text:p/>
        </draw:line>
        <draw:line draw:style-name="gr7" draw:text-style-name="P2" draw:layer="layout" svg:x1="10.602cm" svg:y1="15.803cm" svg:x2="10.602cm" svg:y2="16.203cm">
          <text:p/>
        </draw:line>
        <draw:line draw:style-name="gr7" draw:text-style-name="P2" draw:layer="layout" svg:x1="11.002cm" svg:y1="16.203cm" svg:x2="10.602cm" svg:y2="16.203cm">
          <text:p/>
        </draw:line>
        <draw:line draw:style-name="gr7" draw:text-style-name="P2" draw:layer="layout" svg:x1="11.002cm" svg:y1="16.203cm" svg:x2="11.002cm" svg:y2="15.803cm">
          <text:p/>
        </draw:line>
        <draw:line draw:style-name="gr7" draw:text-style-name="P2" draw:layer="layout" svg:x1="11.202cm" svg:y1="15.803cm" svg:x2="11.002cm" svg:y2="15.803cm">
          <text:p/>
        </draw:line>
        <draw:line draw:style-name="gr7" draw:text-style-name="P2" draw:layer="layout" svg:x1="11.202cm" svg:y1="15.803cm" svg:x2="11.202cm" svg:y2="16.203cm">
          <text:p/>
        </draw:line>
        <draw:line draw:style-name="gr7" draw:text-style-name="P2" draw:layer="layout" svg:x1="11.602cm" svg:y1="16.203cm" svg:x2="11.202cm" svg:y2="16.203cm">
          <text:p/>
        </draw:line>
        <draw:line draw:style-name="gr7" draw:text-style-name="P2" draw:layer="layout" svg:x1="11.602cm" svg:y1="16.203cm" svg:x2="11.602cm" svg:y2="15.803cm">
          <text:p/>
        </draw:line>
        <draw:line draw:style-name="gr7" draw:text-style-name="P2" draw:layer="layout" svg:x1="11.802cm" svg:y1="15.803cm" svg:x2="11.602cm" svg:y2="15.803cm">
          <text:p/>
        </draw:line>
        <draw:line draw:style-name="gr7" draw:text-style-name="P2" draw:layer="layout" svg:x1="11.802cm" svg:y1="15.803cm" svg:x2="11.802cm" svg:y2="16.203cm">
          <text:p/>
        </draw:line>
        <draw:line draw:style-name="gr7" draw:text-style-name="P2" draw:layer="layout" svg:x1="12.202cm" svg:y1="16.203cm" svg:x2="11.802cm" svg:y2="16.203cm">
          <text:p/>
        </draw:line>
        <draw:line draw:style-name="gr7" draw:text-style-name="P2" draw:layer="layout" svg:x1="12.202cm" svg:y1="16.203cm" svg:x2="12.202cm" svg:y2="15.803cm">
          <text:p/>
        </draw:line>
        <draw:line draw:style-name="gr7" draw:text-style-name="P2" draw:layer="layout" svg:x1="12.402cm" svg:y1="15.803cm" svg:x2="12.202cm" svg:y2="15.803cm">
          <text:p/>
        </draw:line>
        <draw:line draw:style-name="gr7" draw:text-style-name="P2" draw:layer="layout" svg:x1="12.402cm" svg:y1="15.803cm" svg:x2="12.402cm" svg:y2="16.203cm">
          <text:p/>
        </draw:line>
        <draw:line draw:style-name="gr7" draw:text-style-name="P2" draw:layer="layout" svg:x1="12.802cm" svg:y1="16.203cm" svg:x2="12.402cm" svg:y2="16.203cm">
          <text:p/>
        </draw:line>
        <draw:line draw:style-name="gr7" draw:text-style-name="P2" draw:layer="layout" svg:x1="12.802cm" svg:y1="16.203cm" svg:x2="12.802cm" svg:y2="15.803cm">
          <text:p/>
        </draw:line>
        <draw:line draw:style-name="gr7" draw:text-style-name="P2" draw:layer="layout" svg:x1="13.002cm" svg:y1="15.803cm" svg:x2="12.802cm" svg:y2="15.803cm">
          <text:p/>
        </draw:line>
        <draw:line draw:style-name="gr7" draw:text-style-name="P2" draw:layer="layout" svg:x1="13.002cm" svg:y1="15.803cm" svg:x2="13.002cm" svg:y2="16.203cm">
          <text:p/>
        </draw:line>
        <draw:line draw:style-name="gr7" draw:text-style-name="P2" draw:layer="layout" svg:x1="13.402cm" svg:y1="16.203cm" svg:x2="13.002cm" svg:y2="16.203cm">
          <text:p/>
        </draw:line>
        <draw:line draw:style-name="gr7" draw:text-style-name="P2" draw:layer="layout" svg:x1="13.402cm" svg:y1="16.203cm" svg:x2="13.402cm" svg:y2="15.803cm">
          <text:p/>
        </draw:line>
        <draw:line draw:style-name="gr7" draw:text-style-name="P2" draw:layer="layout" svg:x1="13.602cm" svg:y1="15.803cm" svg:x2="13.402cm" svg:y2="15.803cm">
          <text:p/>
        </draw:line>
        <draw:line draw:style-name="gr7" draw:text-style-name="P2" draw:layer="layout" svg:x1="13.602cm" svg:y1="15.803cm" svg:x2="13.602cm" svg:y2="16.203cm">
          <text:p/>
        </draw:line>
        <draw:line draw:style-name="gr7" draw:text-style-name="P2" draw:layer="layout" svg:x1="14.002cm" svg:y1="16.203cm" svg:x2="13.602cm" svg:y2="16.203cm">
          <text:p/>
        </draw:line>
        <draw:line draw:style-name="gr7" draw:text-style-name="P2" draw:layer="layout" svg:x1="14.002cm" svg:y1="16.203cm" svg:x2="14.002cm" svg:y2="15.803cm">
          <text:p/>
        </draw:line>
        <draw:line draw:style-name="gr7" draw:text-style-name="P2" draw:layer="layout" svg:x1="14.202cm" svg:y1="15.803cm" svg:x2="14.002cm" svg:y2="15.803cm">
          <text:p/>
        </draw:line>
        <draw:line draw:style-name="gr7" draw:text-style-name="P2" draw:layer="layout" svg:x1="14.202cm" svg:y1="15.803cm" svg:x2="14.202cm" svg:y2="16.203cm">
          <text:p/>
        </draw:line>
        <draw:line draw:style-name="gr7" draw:text-style-name="P2" draw:layer="layout" svg:x1="14.602cm" svg:y1="16.203cm" svg:x2="14.202cm" svg:y2="16.203cm">
          <text:p/>
        </draw:line>
        <draw:line draw:style-name="gr7" draw:text-style-name="P2" draw:layer="layout" svg:x1="14.602cm" svg:y1="16.203cm" svg:x2="14.602cm" svg:y2="15.803cm">
          <text:p/>
        </draw:line>
        <draw:line draw:style-name="gr7" draw:text-style-name="P2" draw:layer="layout" svg:x1="14.802cm" svg:y1="15.803cm" svg:x2="14.602cm" svg:y2="15.803cm">
          <text:p/>
        </draw:line>
        <draw:line draw:style-name="gr7" draw:text-style-name="P2" draw:layer="layout" svg:x1="14.802cm" svg:y1="15.803cm" svg:x2="14.802cm" svg:y2="16.203cm">
          <text:p/>
        </draw:line>
        <draw:line draw:style-name="gr7" draw:text-style-name="P2" draw:layer="layout" svg:x1="15.2cm" svg:y1="16.2cm" svg:x2="14.8cm" svg:y2="16.2cm">
          <text:p/>
        </draw:line>
        <draw:custom-shape draw:style-name="gr3" draw:text-style-name="P7" draw:layer="layout" svg:width="0.6cm" svg:height="0.4cm" svg:x="4.202cm" svg:y="15.203cm">
          <text:p text:style-name="P7"><text:span text:style-name="T4">A6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4.802cm" svg:y="15.203cm">
          <text:p text:style-name="P7"><text:span text:style-name="T4">A5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5.402cm" svg:y="15.203cm">
          <text:p text:style-name="P7"><text:span text:style-name="T4">A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6.002cm" svg:y="15.203cm">
          <text:p text:style-name="P7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6.602cm" svg:y="15.203cm">
          <text:p text:style-name="P7"><text:span text:style-name="T4">A2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7.202cm" svg:y="15.203cm">
          <text:p text:style-name="P7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7.802cm" svg:y="15.203cm">
          <text:p text:style-name="P7"><text:span text:style-name="T4">A0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5cm" svg:y1="15.6cm" svg:x2="14.352cm" svg:y2="15.602cm">
          <text:p/>
        </draw:line>
        <draw:line draw:style-name="gr7" draw:text-style-name="P2" draw:layer="layout" svg:x1="9.6cm" svg:y1="15.6cm" svg:x2="8.352cm" svg:y2="15.603cm">
          <text:p/>
        </draw:line>
        <draw:custom-shape draw:style-name="gr3" draw:text-style-name="P7" draw:layer="layout" svg:width="3.6cm" svg:height="0.4cm" svg:x="10.802cm" svg:y="15.203cm">
          <text:p text:style-name="P7"><text:span text:style-name="T4">Address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1.402cm" svg:y1="15.202cm" svg:x2="11.402cm" svg:y2="15.602cm">
          <text:p/>
        </draw:line>
        <draw:line draw:style-name="gr12" draw:text-style-name="P2" draw:layer="layout" svg:x1="12.002cm" svg:y1="15.202cm" svg:x2="12.002cm" svg:y2="15.602cm">
          <text:p/>
        </draw:line>
        <draw:line draw:style-name="gr12" draw:text-style-name="P2" draw:layer="layout" svg:x1="12.602cm" svg:y1="15.202cm" svg:x2="12.602cm" svg:y2="15.602cm">
          <text:p/>
        </draw:line>
        <draw:line draw:style-name="gr12" draw:text-style-name="P2" draw:layer="layout" svg:x1="13.202cm" svg:y1="15.202cm" svg:x2="13.202cm" svg:y2="15.602cm">
          <text:p/>
        </draw:line>
        <draw:line draw:style-name="gr12" draw:text-style-name="P2" draw:layer="layout" svg:x1="13.802cm" svg:y1="15.202cm" svg:x2="13.802cm" svg:y2="15.602cm">
          <text:p/>
        </draw:line>
        <draw:custom-shape draw:style-name="gr2" draw:text-style-name="P1" draw:layer="layout" svg:width="4.799cm" svg:height="0.6cm" svg:x="15.004cm" svg:y="14.204cm">
          <text:p text:style-name="P1">Write Data[7:0]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074cm" svg:height="0.45cm" svg:x="19.079cm" svg:y="13.83cm">
          <draw:text-box>
            <text:p text:style-name="P6">LSB</text:p>
          </draw:text-box>
        </draw:frame>
        <draw:frame draw:style-name="gr10" draw:text-style-name="P6" draw:layer="layout" svg:width="1.049cm" svg:height="0.45cm" svg:x="14.854cm" svg:y="13.83cm">
          <draw:text-box>
            <text:p text:style-name="P6">MSB</text:p>
          </draw:text-box>
        </draw:frame>
        <draw:frame draw:style-name="gr10" draw:text-style-name="P5" draw:layer="layout" svg:width="1.12cm" svg:height="0.489cm" svg:x="19.636cm" svg:y="14.254cm">
          <draw:text-box>
            <text:p><text:span text:style-name="T4">ACK</text:span></text:p>
          </draw:text-box>
        </draw:frame>
        <draw:line draw:style-name="gr7" draw:text-style-name="P2" draw:layer="layout" svg:x1="15.202cm" svg:y1="16.204cm" svg:x2="15.202cm" svg:y2="15.804cm">
          <text:p/>
        </draw:line>
        <draw:line draw:style-name="gr7" draw:text-style-name="P2" draw:layer="layout" svg:x1="15.402cm" svg:y1="15.804cm" svg:x2="15.202cm" svg:y2="15.804cm">
          <text:p/>
        </draw:line>
        <draw:line draw:style-name="gr7" draw:text-style-name="P2" draw:layer="layout" svg:x1="15.402cm" svg:y1="15.804cm" svg:x2="15.402cm" svg:y2="16.204cm">
          <text:p/>
        </draw:line>
        <draw:line draw:style-name="gr7" draw:text-style-name="P2" draw:layer="layout" svg:x1="15.802cm" svg:y1="16.204cm" svg:x2="15.402cm" svg:y2="16.204cm">
          <text:p/>
        </draw:line>
        <draw:line draw:style-name="gr7" draw:text-style-name="P2" draw:layer="layout" svg:x1="15.802cm" svg:y1="16.204cm" svg:x2="15.802cm" svg:y2="15.804cm">
          <text:p/>
        </draw:line>
        <draw:line draw:style-name="gr7" draw:text-style-name="P2" draw:layer="layout" svg:x1="16.002cm" svg:y1="15.804cm" svg:x2="15.802cm" svg:y2="15.804cm">
          <text:p/>
        </draw:line>
        <draw:line draw:style-name="gr7" draw:text-style-name="P2" draw:layer="layout" svg:x1="16.002cm" svg:y1="15.804cm" svg:x2="16.002cm" svg:y2="16.204cm">
          <text:p/>
        </draw:line>
        <draw:line draw:style-name="gr7" draw:text-style-name="P2" draw:layer="layout" svg:x1="16.402cm" svg:y1="16.204cm" svg:x2="16.002cm" svg:y2="16.204cm">
          <text:p/>
        </draw:line>
        <draw:line draw:style-name="gr7" draw:text-style-name="P2" draw:layer="layout" svg:x1="16.402cm" svg:y1="16.204cm" svg:x2="16.402cm" svg:y2="15.804cm">
          <text:p/>
        </draw:line>
        <draw:line draw:style-name="gr7" draw:text-style-name="P2" draw:layer="layout" svg:x1="16.602cm" svg:y1="15.804cm" svg:x2="16.402cm" svg:y2="15.804cm">
          <text:p/>
        </draw:line>
        <draw:line draw:style-name="gr7" draw:text-style-name="P2" draw:layer="layout" svg:x1="16.602cm" svg:y1="15.804cm" svg:x2="16.602cm" svg:y2="16.204cm">
          <text:p/>
        </draw:line>
        <draw:line draw:style-name="gr7" draw:text-style-name="P2" draw:layer="layout" svg:x1="17.002cm" svg:y1="16.204cm" svg:x2="16.602cm" svg:y2="16.204cm">
          <text:p/>
        </draw:line>
        <draw:line draw:style-name="gr7" draw:text-style-name="P2" draw:layer="layout" svg:x1="17.002cm" svg:y1="16.204cm" svg:x2="17.002cm" svg:y2="15.804cm">
          <text:p/>
        </draw:line>
        <draw:line draw:style-name="gr7" draw:text-style-name="P2" draw:layer="layout" svg:x1="17.202cm" svg:y1="15.804cm" svg:x2="17.002cm" svg:y2="15.804cm">
          <text:p/>
        </draw:line>
        <draw:line draw:style-name="gr7" draw:text-style-name="P2" draw:layer="layout" svg:x1="17.202cm" svg:y1="15.804cm" svg:x2="17.202cm" svg:y2="16.204cm">
          <text:p/>
        </draw:line>
        <draw:line draw:style-name="gr7" draw:text-style-name="P2" draw:layer="layout" svg:x1="17.602cm" svg:y1="16.204cm" svg:x2="17.202cm" svg:y2="16.204cm">
          <text:p/>
        </draw:line>
        <draw:line draw:style-name="gr7" draw:text-style-name="P2" draw:layer="layout" svg:x1="17.602cm" svg:y1="16.204cm" svg:x2="17.602cm" svg:y2="15.804cm">
          <text:p/>
        </draw:line>
        <draw:line draw:style-name="gr7" draw:text-style-name="P2" draw:layer="layout" svg:x1="17.802cm" svg:y1="15.804cm" svg:x2="17.602cm" svg:y2="15.804cm">
          <text:p/>
        </draw:line>
        <draw:line draw:style-name="gr7" draw:text-style-name="P2" draw:layer="layout" svg:x1="17.802cm" svg:y1="15.804cm" svg:x2="17.802cm" svg:y2="16.204cm">
          <text:p/>
        </draw:line>
        <draw:line draw:style-name="gr7" draw:text-style-name="P2" draw:layer="layout" svg:x1="18.202cm" svg:y1="16.204cm" svg:x2="17.802cm" svg:y2="16.204cm">
          <text:p/>
        </draw:line>
        <draw:line draw:style-name="gr7" draw:text-style-name="P2" draw:layer="layout" svg:x1="18.202cm" svg:y1="16.204cm" svg:x2="18.202cm" svg:y2="15.804cm">
          <text:p/>
        </draw:line>
        <draw:line draw:style-name="gr7" draw:text-style-name="P2" draw:layer="layout" svg:x1="18.402cm" svg:y1="15.804cm" svg:x2="18.202cm" svg:y2="15.804cm">
          <text:p/>
        </draw:line>
        <draw:line draw:style-name="gr7" draw:text-style-name="P2" draw:layer="layout" svg:x1="18.402cm" svg:y1="15.804cm" svg:x2="18.402cm" svg:y2="16.204cm">
          <text:p/>
        </draw:line>
        <draw:line draw:style-name="gr7" draw:text-style-name="P2" draw:layer="layout" svg:x1="18.802cm" svg:y1="16.204cm" svg:x2="18.402cm" svg:y2="16.204cm">
          <text:p/>
        </draw:line>
        <draw:line draw:style-name="gr7" draw:text-style-name="P2" draw:layer="layout" svg:x1="18.802cm" svg:y1="16.204cm" svg:x2="18.802cm" svg:y2="15.804cm">
          <text:p/>
        </draw:line>
        <draw:line draw:style-name="gr7" draw:text-style-name="P2" draw:layer="layout" svg:x1="19.002cm" svg:y1="15.804cm" svg:x2="18.802cm" svg:y2="15.804cm">
          <text:p/>
        </draw:line>
        <draw:line draw:style-name="gr7" draw:text-style-name="P2" draw:layer="layout" svg:x1="19.002cm" svg:y1="15.804cm" svg:x2="19.002cm" svg:y2="16.204cm">
          <text:p/>
        </draw:line>
        <draw:line draw:style-name="gr7" draw:text-style-name="P2" draw:layer="layout" svg:x1="19.402cm" svg:y1="16.204cm" svg:x2="19.002cm" svg:y2="16.204cm">
          <text:p/>
        </draw:line>
        <draw:line draw:style-name="gr7" draw:text-style-name="P2" draw:layer="layout" svg:x1="19.402cm" svg:y1="16.204cm" svg:x2="19.402cm" svg:y2="15.804cm">
          <text:p/>
        </draw:line>
        <draw:line draw:style-name="gr7" draw:text-style-name="P2" draw:layer="layout" svg:x1="19.602cm" svg:y1="15.804cm" svg:x2="19.402cm" svg:y2="15.804cm">
          <text:p/>
        </draw:line>
        <draw:line draw:style-name="gr7" draw:text-style-name="P2" draw:layer="layout" svg:x1="19.602cm" svg:y1="15.804cm" svg:x2="19.602cm" svg:y2="16.204cm">
          <text:p/>
        </draw:line>
        <draw:line draw:style-name="gr7" draw:text-style-name="P2" draw:layer="layout" svg:x1="20.002cm" svg:y1="16.204cm" svg:x2="19.602cm" svg:y2="16.204cm">
          <text:p/>
        </draw:line>
        <draw:line draw:style-name="gr7" draw:text-style-name="P2" draw:layer="layout" svg:x1="20.002cm" svg:y1="16.204cm" svg:x2="20.002cm" svg:y2="15.804cm">
          <text:p/>
        </draw:line>
        <draw:line draw:style-name="gr7" draw:text-style-name="P2" draw:layer="layout" svg:x1="20.202cm" svg:y1="15.804cm" svg:x2="20.002cm" svg:y2="15.804cm">
          <text:p/>
        </draw:line>
        <draw:line draw:style-name="gr7" draw:text-style-name="P2" draw:layer="layout" svg:x1="20.202cm" svg:y1="15.804cm" svg:x2="20.202cm" svg:y2="16.204cm">
          <text:p/>
        </draw:line>
        <draw:line draw:style-name="gr7" draw:text-style-name="P2" draw:layer="layout" svg:x1="20.601cm" svg:y1="16.2cm" svg:x2="20.202cm" svg:y2="16.204cm">
          <text:p/>
        </draw:line>
        <draw:line draw:style-name="gr7" draw:text-style-name="P2" draw:layer="layout" svg:x1="20.401cm" svg:y1="15.6cm" svg:x2="19.752cm" svg:y2="15.603cm">
          <text:p/>
        </draw:line>
        <draw:frame draw:style-name="gr10" draw:text-style-name="P6" draw:layer="layout" svg:width="0.601cm" svg:height="0.45cm" svg:x="9.617cm" svg:y="15.189cm">
          <draw:text-box>
            <text:p text:style-name="P6">1</text:p>
          </draw:text-box>
        </draw:frame>
        <draw:frame draw:style-name="gr10" draw:text-style-name="P6" draw:layer="layout" svg:width="0.601cm" svg:height="0.45cm" svg:x="10.218cm" svg:y="15.189cm">
          <draw:text-box>
            <text:p text:style-name="P6">0</text:p>
          </draw:text-box>
        </draw:frame>
        <draw:custom-shape draw:style-name="gr3" draw:text-style-name="P7" draw:layer="layout" svg:width="0.6cm" svg:height="0.4cm" svg:x="15.602cm" svg:y="15.204cm">
          <text:p text:style-name="P7"><text:span text:style-name="T4">D6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16.202cm" svg:y="15.204cm">
          <text:p text:style-name="P7"><text:span text:style-name="T4">D5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16.802cm" svg:y="15.204cm">
          <text:p text:style-name="P7"><text:span text:style-name="T4">D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17.402cm" svg:y="15.204cm">
          <text:p text:style-name="P7"><text:span text:style-name="T4">D3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18.002cm" svg:y="15.204cm">
          <text:p text:style-name="P7"><text:span text:style-name="T4">D2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18.602cm" svg:y="15.204cm">
          <text:p text:style-name="P7"><text:span text:style-name="T4">D1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19.202cm" svg:y="15.204cm">
          <text:p text:style-name="P7"><text:span text:style-name="T4">D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15.002cm" svg:y="15.204cm">
          <text:p text:style-name="P7"><text:span text:style-name="T4">D7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074cm" svg:height="0.45cm" svg:x="24.472cm" svg:y="13.83cm">
          <draw:text-box>
            <text:p text:style-name="P6">LSB</text:p>
          </draw:text-box>
        </draw:frame>
        <draw:frame draw:style-name="gr10" draw:text-style-name="P6" draw:layer="layout" svg:width="1.049cm" svg:height="0.45cm" svg:x="20.247cm" svg:y="13.83cm">
          <draw:text-box>
            <text:p text:style-name="P6">MSB</text:p>
          </draw:text-box>
        </draw:frame>
        <draw:custom-shape draw:style-name="gr1" draw:text-style-name="P1" draw:layer="layout" svg:width="0.6cm" svg:height="0.6cm" svg:x="25.197cm" svg:y="14.20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12cm" svg:height="0.489cm" svg:x="25.029cm" svg:y="14.254cm">
          <draw:text-box>
            <text:p><text:span text:style-name="T4">ACK</text:span></text:p>
          </draw:text-box>
        </draw:frame>
        <draw:custom-shape draw:style-name="gr13" draw:text-style-name="P1" draw:layer="layout" svg:width="0.6cm" svg:height="0.6cm" svg:x="25.797cm" svg:y="14.20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12cm" svg:height="0.489cm" svg:x="25.642cm" svg:y="14.254cm">
          <draw:text-box>
            <text:p><text:span text:style-name="T4">Stop</text:span></text:p>
          </draw:text-box>
        </draw:frame>
        <draw:line draw:style-name="gr7" draw:text-style-name="P2" draw:layer="layout" svg:x1="20.607cm" svg:y1="16.204cm" svg:x2="20.607cm" svg:y2="15.804cm">
          <text:p/>
        </draw:line>
        <draw:line draw:style-name="gr7" draw:text-style-name="P2" draw:layer="layout" svg:x1="20.807cm" svg:y1="15.804cm" svg:x2="20.607cm" svg:y2="15.804cm">
          <text:p/>
        </draw:line>
        <draw:line draw:style-name="gr7" draw:text-style-name="P2" draw:layer="layout" svg:x1="20.807cm" svg:y1="15.804cm" svg:x2="20.807cm" svg:y2="16.204cm">
          <text:p/>
        </draw:line>
        <draw:line draw:style-name="gr7" draw:text-style-name="P2" draw:layer="layout" svg:x1="21.207cm" svg:y1="16.204cm" svg:x2="20.807cm" svg:y2="16.204cm">
          <text:p/>
        </draw:line>
        <draw:line draw:style-name="gr7" draw:text-style-name="P2" draw:layer="layout" svg:x1="21.207cm" svg:y1="16.204cm" svg:x2="21.207cm" svg:y2="15.804cm">
          <text:p/>
        </draw:line>
        <draw:line draw:style-name="gr7" draw:text-style-name="P2" draw:layer="layout" svg:x1="21.407cm" svg:y1="15.804cm" svg:x2="21.207cm" svg:y2="15.804cm">
          <text:p/>
        </draw:line>
        <draw:line draw:style-name="gr7" draw:text-style-name="P2" draw:layer="layout" svg:x1="21.407cm" svg:y1="15.804cm" svg:x2="21.407cm" svg:y2="16.204cm">
          <text:p/>
        </draw:line>
        <draw:line draw:style-name="gr7" draw:text-style-name="P2" draw:layer="layout" svg:x1="21.807cm" svg:y1="16.204cm" svg:x2="21.407cm" svg:y2="16.204cm">
          <text:p/>
        </draw:line>
        <draw:line draw:style-name="gr7" draw:text-style-name="P2" draw:layer="layout" svg:x1="21.807cm" svg:y1="16.204cm" svg:x2="21.807cm" svg:y2="15.804cm">
          <text:p/>
        </draw:line>
        <draw:line draw:style-name="gr7" draw:text-style-name="P2" draw:layer="layout" svg:x1="22.007cm" svg:y1="15.804cm" svg:x2="21.807cm" svg:y2="15.804cm">
          <text:p/>
        </draw:line>
        <draw:line draw:style-name="gr7" draw:text-style-name="P2" draw:layer="layout" svg:x1="22.007cm" svg:y1="15.804cm" svg:x2="22.007cm" svg:y2="16.204cm">
          <text:p/>
        </draw:line>
        <draw:line draw:style-name="gr7" draw:text-style-name="P2" draw:layer="layout" svg:x1="22.407cm" svg:y1="16.204cm" svg:x2="22.007cm" svg:y2="16.204cm">
          <text:p/>
        </draw:line>
        <draw:line draw:style-name="gr7" draw:text-style-name="P2" draw:layer="layout" svg:x1="22.407cm" svg:y1="16.204cm" svg:x2="22.407cm" svg:y2="15.804cm">
          <text:p/>
        </draw:line>
        <draw:line draw:style-name="gr7" draw:text-style-name="P2" draw:layer="layout" svg:x1="22.607cm" svg:y1="15.804cm" svg:x2="22.407cm" svg:y2="15.804cm">
          <text:p/>
        </draw:line>
        <draw:line draw:style-name="gr7" draw:text-style-name="P2" draw:layer="layout" svg:x1="22.607cm" svg:y1="15.804cm" svg:x2="22.607cm" svg:y2="16.204cm">
          <text:p/>
        </draw:line>
        <draw:line draw:style-name="gr7" draw:text-style-name="P2" draw:layer="layout" svg:x1="23.007cm" svg:y1="16.204cm" svg:x2="22.607cm" svg:y2="16.204cm">
          <text:p/>
        </draw:line>
        <draw:line draw:style-name="gr7" draw:text-style-name="P2" draw:layer="layout" svg:x1="23.007cm" svg:y1="16.204cm" svg:x2="23.007cm" svg:y2="15.804cm">
          <text:p/>
        </draw:line>
        <draw:line draw:style-name="gr7" draw:text-style-name="P2" draw:layer="layout" svg:x1="23.207cm" svg:y1="15.804cm" svg:x2="23.007cm" svg:y2="15.804cm">
          <text:p/>
        </draw:line>
        <draw:line draw:style-name="gr7" draw:text-style-name="P2" draw:layer="layout" svg:x1="23.207cm" svg:y1="15.804cm" svg:x2="23.207cm" svg:y2="16.204cm">
          <text:p/>
        </draw:line>
        <draw:line draw:style-name="gr7" draw:text-style-name="P2" draw:layer="layout" svg:x1="23.607cm" svg:y1="16.204cm" svg:x2="23.207cm" svg:y2="16.204cm">
          <text:p/>
        </draw:line>
        <draw:line draw:style-name="gr7" draw:text-style-name="P2" draw:layer="layout" svg:x1="23.607cm" svg:y1="16.204cm" svg:x2="23.607cm" svg:y2="15.804cm">
          <text:p/>
        </draw:line>
        <draw:line draw:style-name="gr7" draw:text-style-name="P2" draw:layer="layout" svg:x1="23.807cm" svg:y1="15.804cm" svg:x2="23.607cm" svg:y2="15.804cm">
          <text:p/>
        </draw:line>
        <draw:line draw:style-name="gr7" draw:text-style-name="P2" draw:layer="layout" svg:x1="23.807cm" svg:y1="15.804cm" svg:x2="23.807cm" svg:y2="16.204cm">
          <text:p/>
        </draw:line>
        <draw:line draw:style-name="gr7" draw:text-style-name="P2" draw:layer="layout" svg:x1="24.207cm" svg:y1="16.204cm" svg:x2="23.807cm" svg:y2="16.204cm">
          <text:p/>
        </draw:line>
        <draw:line draw:style-name="gr7" draw:text-style-name="P2" draw:layer="layout" svg:x1="24.207cm" svg:y1="16.204cm" svg:x2="24.207cm" svg:y2="15.804cm">
          <text:p/>
        </draw:line>
        <draw:line draw:style-name="gr7" draw:text-style-name="P2" draw:layer="layout" svg:x1="24.407cm" svg:y1="15.804cm" svg:x2="24.207cm" svg:y2="15.804cm">
          <text:p/>
        </draw:line>
        <draw:line draw:style-name="gr7" draw:text-style-name="P2" draw:layer="layout" svg:x1="24.407cm" svg:y1="15.804cm" svg:x2="24.407cm" svg:y2="16.204cm">
          <text:p/>
        </draw:line>
        <draw:line draw:style-name="gr7" draw:text-style-name="P2" draw:layer="layout" svg:x1="24.807cm" svg:y1="16.204cm" svg:x2="24.407cm" svg:y2="16.204cm">
          <text:p/>
        </draw:line>
        <draw:line draw:style-name="gr7" draw:text-style-name="P2" draw:layer="layout" svg:x1="24.807cm" svg:y1="16.204cm" svg:x2="24.807cm" svg:y2="15.804cm">
          <text:p/>
        </draw:line>
        <draw:line draw:style-name="gr7" draw:text-style-name="P2" draw:layer="layout" svg:x1="25.007cm" svg:y1="15.804cm" svg:x2="24.807cm" svg:y2="15.804cm">
          <text:p/>
        </draw:line>
        <draw:line draw:style-name="gr7" draw:text-style-name="P2" draw:layer="layout" svg:x1="25.007cm" svg:y1="15.804cm" svg:x2="25.007cm" svg:y2="16.204cm">
          <text:p/>
        </draw:line>
        <draw:line draw:style-name="gr7" draw:text-style-name="P2" draw:layer="layout" svg:x1="25.407cm" svg:y1="16.204cm" svg:x2="25.007cm" svg:y2="16.204cm">
          <text:p/>
        </draw:line>
        <draw:line draw:style-name="gr7" draw:text-style-name="P2" draw:layer="layout" svg:x1="25.407cm" svg:y1="16.204cm" svg:x2="25.407cm" svg:y2="15.804cm">
          <text:p/>
        </draw:line>
        <draw:line draw:style-name="gr7" draw:text-style-name="P2" draw:layer="layout" svg:x1="25.607cm" svg:y1="15.804cm" svg:x2="25.407cm" svg:y2="15.804cm">
          <text:p/>
        </draw:line>
        <draw:line draw:style-name="gr7" draw:text-style-name="P2" draw:layer="layout" svg:x1="25.607cm" svg:y1="15.804cm" svg:x2="25.607cm" svg:y2="16.204cm">
          <text:p/>
        </draw:line>
        <draw:line draw:style-name="gr7" draw:text-style-name="P2" draw:layer="layout" svg:x1="25.907cm" svg:y1="16.204cm" svg:x2="25.607cm" svg:y2="16.204cm">
          <text:p/>
        </draw:line>
        <draw:custom-shape draw:style-name="gr3" draw:text-style-name="P7" draw:layer="layout" svg:width="0.6cm" svg:height="0.4cm" svg:x="21.007cm" svg:y="15.204cm">
          <text:p text:style-name="P7"><text:span text:style-name="T4">D1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21.607cm" svg:y="15.204cm">
          <text:p text:style-name="P7"><text:span text:style-name="T4">D13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22.207cm" svg:y="15.204cm">
          <text:p text:style-name="P7"><text:span text:style-name="T4">D12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22.807cm" svg:y="15.204cm">
          <text:p text:style-name="P7"><text:span text:style-name="T4">D11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23.407cm" svg:y="15.204cm">
          <text:p text:style-name="P7"><text:span text:style-name="T4">D1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24.007cm" svg:y="15.204cm">
          <text:p text:style-name="P7"><text:span text:style-name="T4">D9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24.607cm" svg:y="15.204cm">
          <text:p text:style-name="P7"><text:span text:style-name="T4">D8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cm" svg:height="0.4cm" svg:x="20.407cm" svg:y="15.204cm">
          <text:p text:style-name="P7"><text:span text:style-name="T4">D15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6.107cm" svg:y1="15.601cm" svg:x2="25.15cm" svg:y2="15.6cm">
          <text:p/>
        </draw:line>
        <draw:line draw:style-name="gr7" draw:text-style-name="P2" draw:layer="layout" svg:x1="26.107cm" svg:y1="15.601cm" svg:x2="26.107cm" svg:y2="15.201cm">
          <text:p/>
        </draw:line>
        <draw:line draw:style-name="gr7" draw:text-style-name="P2" draw:layer="layout" svg:x1="26.607cm" svg:y1="15.201cm" svg:x2="26.107cm" svg:y2="15.201cm">
          <text:p/>
        </draw:line>
        <draw:line draw:style-name="gr7" draw:text-style-name="P2" draw:layer="layout" svg:x1="25.907cm" svg:y1="16.204cm" svg:x2="25.907cm" svg:y2="15.801cm">
          <text:p/>
        </draw:line>
        <draw:line draw:style-name="gr7" draw:text-style-name="P2" draw:layer="layout" svg:x1="26.607cm" svg:y1="15.801cm" svg:x2="25.907cm" svg:y2="15.802cm">
          <text:p/>
        </draw:line>
        <draw:custom-shape draw:style-name="gr4" draw:text-style-name="P4" draw:layer="layout" svg:width="1.05cm" svg:height="0.6cm" svg:x="1.431cm" svg:y="9.845cm">
          <text:list text:style-name="L1">
            <text:list-item>
              <text:p text:style-name="P2"><text:span text:style-name="T2"><text:s/></text:span><text:span text:style-name="T3">8-bit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5cm" svg:height="0.6cm" svg:x="1.511cm" svg:y="13.3cm">
          <text:list text:style-name="L1">
            <text:list-item>
              <text:p text:style-name="P2"><text:span text:style-name="T2"><text:s/></text:span><text:span text:style-name="T3">16-bit: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6cm" svg:y1="15.601cm" svg:x2="9.6cm" svg:y2="15.2cm">
          <text:p/>
        </draw:line>
        <draw:line draw:style-name="gr7" draw:text-style-name="P2" draw:layer="layout" svg:x1="10.2cm" svg:y1="15.2cm" svg:x2="9.6cm" svg:y2="15.201cm">
          <text:p/>
        </draw:line>
        <draw:line draw:style-name="gr7" draw:text-style-name="P2" draw:layer="layout" svg:x1="10.2cm" svg:y1="15.201cm" svg:x2="10.2cm" svg:y2="15.6cm">
          <text:p/>
        </draw:line>
        <draw:line draw:style-name="gr7" draw:text-style-name="P2" draw:layer="layout" svg:x1="10.8cm" svg:y1="15.6cm" svg:x2="10.2cm" svg:y2="15.601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8T18:34:38</meta:creation-date>
    <dc:date>2012-11-10T23:32:10</dc:date>
    <meta:editing-duration>PT7H49M10S</meta:editing-duration>
    <meta:editing-cycles>33</meta:editing-cycles>
    <meta:generator>LibreOffice/3.4$Unix LibreOffice_project/340m1$Build-1403</meta:generator>
    <meta:document-statistic meta:object-count="411"/>
    <meta:user-defined meta:name="Info 1"/>
    <meta:user-defined meta:name="Info 2"/>
    <meta:user-defined meta:name="Info 3"/>
    <meta:user-defined meta:name="Info 4"/>
  </office:meta>
</office:document-meta>
</file>